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f024d" officeooo:paragraph-rsid="001f024d"/>
    </style:style>
    <style:style style:name="P2" style:family="paragraph" style:parent-style-name="Text_20_body">
      <style:text-properties officeooo:paragraph-rsid="001f024d"/>
    </style:style>
    <style:style style:name="P3" style:family="paragraph" style:parent-style-name="Text_20_body">
      <style:text-properties officeooo:rsid="001f024d" officeooo:paragraph-rsid="001f02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tta är en Rubrik</text:h>
      <text:p text:style-name="P2"/>
      <text:p text:style-name="P3">Lite vanlig text här som te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22:47:27.157303900</meta:creation-date>
    <dc:date>2025-06-15T22:48:46.250219800</dc:date>
    <meta:editing-duration>PT1M19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2" meta:word-count="10" meta:character-count="48" meta:non-whitespace-character-count="40"/>
  </office:meta>
</office:document-meta>
</file>